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au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B3]-[.B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B5]-[.B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6]-[.B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[.B7]-[.B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[.B8]-[.B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B9]-[.B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[.B10]-[.B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formula="of:=[.B13]-[.B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[.B14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formula="of:=[.B15]-[.B1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[.B16]-[.B1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formula="of:=[.B17]-[.B1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B18]-[.B1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formula="of:=[.B19]-[.B1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[.B20]-[.B19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21]-[.B20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B22]-[.B21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B23]-[.B22]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B24]-[.B23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B25]-[.B24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26]-[.B25]" office:value-type="float" office:value="-12" calcext:value-type="float">
            <text:p>-12</text:p>
          </table:table-cell>
        </table:table-row>
      </table:table>
      <table:table table:name="cristobal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3]-[.B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B4]-[.B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[.B5]-[.B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B6]-[.B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[.B7]-[.B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[.B8]-[.B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formula="of:=[.B9]-[.B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formula="of:=[.B10]-[.B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formula="of:=[.B11]-[.B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[.B12]-[.B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B13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formula="of:=[.B14]-[.B1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B15]-[.B14]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B16]-[.B1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[.B17]-[.B1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formula="of:=[.B18]-[.B1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formula="of:=[.B19]-[.B1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formula="of:=[.B20]-[.B19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[.B21]-[.B20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formula="of:=[.B22]-[.B21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[.B23]-[.B22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-11" calcext:value-type="float">
            <text:p>-11</text:p>
          </table:table-cell>
        </table:table-row>
      </table:table>
      <table:table table:name="antoni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3]-[.B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4]-[.B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B5]-[.B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7]-[.B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B8]-[.B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B9]-[.B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B10]-[.B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B11]-[.B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B12]-[.B1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13]-[.B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B14]-[.B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B15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table:formula="of:=[.B16]-[.B15]"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table:formula="of:=[.B17]-[.B1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formula="of:=[.B18]-[.B17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table:formula="of:=[.B19]-[.B1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[.B20]-[.B19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formula="of:=[.B21]-[.B20]"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7" calcext:value-type="float">
            <text:p>-127</text:p>
          </table:table-cell>
          <table:table-cell table:formula="of:=[.B22]-[.B21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table:formula="of:=[.B23]-[.B2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table:formula="of:=[.B24]-[.B23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7" calcext:value-type="float">
            <text:p>-157</text:p>
          </table:table-cell>
          <table:table-cell table:formula="of:=[.B25]-[.B24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table:formula="of:=[.B26]-[.B25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  <table:table-cell table:formula="of:=[.B27]-[.B26]" office:value-type="float" office:value="-13" calcext:value-type="float">
            <text:p>-13</text:p>
          </table:table-cell>
        </table:table-row>
      </table:table>
      <table:table table:name="diego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3]-[.B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4]-[.B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5]-[.B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B6]-[.B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B7]-[.B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8]-[.B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9]-[.B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[.B10]-[.B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[.B11]-[.B1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[.B12]-[.B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[.B13]-[.B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[.B14]-[.B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[.B15]-[.B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[.B16]-[.B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[.B17]-[.B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[.B18]-[.B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[.B19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[.B20]-[.B1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[.B21]-[.B2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[.B22]-[.B2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[.B23]-[.B2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[.B24]-[.B23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[.B25]-[.B24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[.B26]-[.B25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[.B27]-[.B26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28]-[.B27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29]-[.B28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B30]-[.B29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B31]-[.B30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32]-[.B31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33]-[.B32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34]-[.B33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5]-[.B34]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6]-[.B35]" office:value-type="float" office:value="-17" calcext:value-type="float">
            <text:p>-17</text:p>
          </table:table-cell>
        </table:table-row>
      </table:table>
      <table:table table:name="g6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7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8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9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[.$B$2]-2*(ROW()-2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$B$2]-2*(ROW()-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+[.$B$2]-2*(ROW()-2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+[.$B$2]-2*(ROW()-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6]+[.$B$2]-2*(ROW()-2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7]+[.$B$2]-2*(ROW()-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8]+[.$B$2]-2*(ROW()-2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]+[.$B$2]-2*(ROW()-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0]+[.$B$2]-2*(ROW()-2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1]+[.$B$2]-2*(ROW()-2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2]+[.$B$2]-2*(ROW()-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13]+[.$B$2]-2*(ROW()-2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14]+[.$B$2]-2*(ROW()-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15]+[.$B$2]-2*(ROW()-2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6]+[.$B$2]-2*(ROW()-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]+[.$B$2]-2*(ROW()-2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]+[.$B$2]-2*(ROW()-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9]+[.$B$2]-2*(ROW()-2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0]+[.$B$2]-2*(ROW()-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1]+[.$B$2]-2*(ROW()-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8:15:59.275825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1:16:34.939773770</meta:creation-date>
    <dc:date>2024-04-15T19:21:36.473926530</dc:date>
    <meta:editing-duration>PT2H7M3S</meta:editing-duration>
    <meta:editing-cycles>7</meta:editing-cycles>
    <meta:generator>LibreOffice/7.6.4.1$Linux_X86_64 LibreOffice_project/60$Build-1</meta:generator>
    <meta:document-statistic meta:table-count="9" meta:cell-count="465" meta:object-count="0"/>
  </office:meta>
</office:document-meta>
</file>